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47668" officeooo:paragraph-rsid="00147668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47668" officeooo:paragraph-rsid="00147668" style:font-size-asian="21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tiva entre Github y GitLab</text:p>
      <text:p text:style-name="P1"/>
      <text:p text:style-name="P2"><text:span text:style-name="T1">Alumno</text:span>: Matias Pennino</text:p>
      <text:p text:style-name="P2"/>
      <text:p text:style-name="P2"/>
      <text:p text:style-name="P2">Ambas son herramientas de control de versiones, y si bien podriamos usar cualquiera de las dos hay que tener algunas cosas en cuenta.</text:p>
      <text:p text:style-name="P2"/>
      <text:p text:style-name="P2"><text:span text:style-name="T1">Github</text:span>: nos permite subir proyectos de manera gratuita, pero estando limitados en muchos sentidos. Por ejemplo, no es posible tener un proyecto privado en Github Pages sin pagar, o que este cuente con mas de 3 colaboradores. Pero nos ofrece la ventaja de poder ser usado en ides como Netbeans o Visual Studio Code.</text:p>
      <text:p text:style-name="P2"/>
      <text:p text:style-name="P2"><text:span text:style-name="T1">GitLab:</text:span> Nos permite crear repositorios privados y publicos, de la misma manera que Github, pero las diferencias con la otra herramienta se encuentran en cosas como su interfaz, la cual es escalable, es una herramienta de codigo abierto, y cuenta con una aplicación propia. Como desventaja, cuenta con muchos bugs y es algo complicada para nuevos usuarios. 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0:43:24.883000000</meta:creation-date>
    <dc:date>2024-03-22T11:02:39.239000000</dc:date>
    <meta:editing-duration>PT19M15S</meta:editing-duration>
    <meta:editing-cycles>1</meta:editing-cycles>
    <meta:document-statistic meta:table-count="0" meta:image-count="0" meta:object-count="0" meta:page-count="1" meta:paragraph-count="5" meta:word-count="142" meta:character-count="860" meta:non-whitespace-character-count="720"/>
    <meta:generator>LibreOffice/7.6.0.3$Windows_X86_64 LibreOffice_project/69edd8b8ebc41d00b4de3915dc82f8f0fc3b6265</meta:generator>
  </office:meta>
</office:document-meta>
</file>